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color="#16335D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Überschrift1" style:family="paragraph">
      <style:paragraph-properties fo:text-align="center"/>
    </style:style>
    <style:style style:name="P28" style:parent-style-name="Textbody" style:family="paragraph">
      <style:text-properties fo:font-weight="bold" style:font-weight-asian="bold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</office:automatic-styles>
  <office:body>
    <office:text text:use-soft-page-breaks="true">
      <text:p text:style-name="P1"/>
      <text:h text:style-name="P27" text:outline-level="1">Testfälle</text:h>
      <text:p text:style-name="Textbody"/>
      <text:p text:style-name="P28">Verbindung</text:p>
      <text:p text:style-name="Textbody"/>
      <text:list text:style-name="LFO1" text:continue-numbering="true">
        <text:list-item>
          <text:p text:style-name="P29">Verbindungsaufbau</text:p>
        </text:list-item>
      </text:list>
      <text:list text:style-name="LFO2" text:continue-numbering="true">
        <text:list-item>
          <text:p text:style-name="P30">Testfall: Verbindungsaufbau zwischen dem übergeordneten Controller. Die Reihenfolge, wie die Anwendungen gestartet werden ist hierbei egal.</text:p>
        </text:list-item>
        <text:list-item>
          <text:p text:style-name="P31">Erwarteter Ergebnis: Sobald beide Programme laufen, wird die Verbindung automatisch vom Transportsimulator zum Controller hergestellt.</text:p>
        </text:list-item>
        <text:list-item>
          <text:p text:style-name="P32">Ergebnis: Transportsimulator verbindet sich automatisch zum Controller, egal ob Transportsimulator als erster gestartet wird oder der Controller.</text:p>
        </text:list-item>
      </text:list>
      <text:list text:style-name="LFO1" text:continue-numbering="true">
        <text:list-item>
          <text:p text:style-name="P33">Verbindung unterbrechen</text:p>
        </text:list-item>
      </text:list>
      <text:list text:style-name="LFO2" text:continue-numbering="true">
        <text:list-item>
          <text:p text:style-name="P34">Testfall: Der Controller wird heruntergefahren<text:s/></text:p>
        </text:list-item>
        <text:list-item>
          <text:p text:style-name="P35">Erwarteter Ergebnis: Nach dem Controller wieder hochgefahren wurde, muss das Transportsimulator wieder automatisch mit dem Controller verbinden und wie gehabt weiterarbeiten</text:p>
        </text:list-item>
        <text:list-item>
          <text:p text:style-name="P36">Ergebnis: Nach dem Controller wieder hochgefahren wurde, verbindet sich das Transportsimulator automatisch mit dem Controller und arbeitet wie gehabt weiter</text:p>
        </text:list-item>
      </text:list>
      <text:list text:style-name="LFO1" text:continue-numbering="true">
        <text:list-item>
          <text:p text:style-name="P37">Zustand wiederherstellen</text:p>
        </text:list-item>
      </text:list>
      <text:list text:style-name="LFO2" text:continue-numbering="true">
        <text:list-item>
          <text:p text:style-name="P38">Testfall: Das Programm wird unsachgemäß beendet. Nach einem Neustart des Transportsimulators muss bestätigt werden,<text:s/>dass<text:s/>der alte Zustand wiederhergestellt werden soll.</text:p>
        </text:list-item>
        <text:list-item>
          <text:p text:style-name="P39">Erwarteter Ergebnis: Der Transportsimulator muss ohne<text:s/>Inkonsistenz<text:s/>den alten Zustand<text:s/>regenerieren<text:s/>und nahtlos weiterarbeiten.<text:s/>Das<text:s/>bedeutet, das er noch offene Acknowlegde 2<text:s/>Nachdichten<text:s/>zurück sendet muss.</text:p>
        </text:list-item>
        <text:list-item>
          <text:p text:style-name="P40">Ergebnis: Das Transportsimulator ladet den alten Zustand und kann weiterarbeiten. Die offene Acknowledge Nachrichten gehen verloren.</text:p>
        </text:list-item>
      </text:list>
      <text:list text:style-name="LFO1" text:continue-numbering="true">
        <text:list-item>
          <text:p text:style-name="P41">Verbindung kann nicht hergestellt werden</text:p>
        </text:list-item>
      </text:list>
      <text:list text:style-name="LFO2" text:continue-numbering="true">
        <text:list-item>
          <text:p text:style-name="P42">Testfall: <text:s/>Transportsimulator wird verbunden zu Controller ohne erreichbaren Controller.</text:p>
        </text:list-item>
        <text:list-item>
          <text:p text:style-name="P43">Erwarteter Ergebnis: Der Verbindungsaufbau wird solange wiederholt, bis dieser Erfolgreich war.</text:p>
        </text:list-item>
        <text:list-item>
          <text:p text:style-name="P44">Ergebnis: Der Verbindungsaufbau wird solange wiederholt, bis dieser Erfolgreich ist.</text:p>
        </text:list-item>
      </text:list>
      <text:list text:style-name="LFO1" text:continue-numbering="true">
        <text:list-item>
          <text:p text:style-name="P45">Nachrichtenerhalt für einen korrekten Command</text:p>
        </text:list-item>
      </text:list>
      <text:list text:style-name="LFO2" text:continue-numbering="true">
        <text:list-item>
          <text:p text:style-name="P46">Testfall: Fehlerfreien Auftrag an den Transportsimulator senden.</text:p>
        </text:list-item>
        <text:list-item>
          <text:p text:style-name="P47">Erwarteter Ergebnis: Unmittelbar nach dem Senden muss ein ACK1 und nach dem abarbeiten der Nachricht das ACK2 vom Controller empfangen werden.</text:p>
        </text:list-item>
        <text:list-item>
          <text:p text:style-name="P48">Ergebnis: Nach dem erhalt der Nachricht wird ein ACK1 versendet und nach dem abarbeiten der Nachricht das ACK2.</text:p>
        </text:list-item>
      </text:list>
      <text:list text:style-name="LFO1" text:continue-numbering="true">
        <text:list-item>
          <text:p text:style-name="P49">Nachrichtenerhalt für einen fehlerhalten Auftrag</text:p>
        </text:list-item>
      </text:list>
      <text:list text:style-name="LFO2" text:continue-numbering="true">
        <text:list-item>
          <text:p text:style-name="P50">Testfall: Ungültige Nachricht an den Transportsimulator senden.</text:p>
        </text:list-item>
        <text:list-item>
          <text:p text:style-name="P51">Erwarteter Ergebnis: Transportsimulator<text:s/>sendet<text:s/>„Command not Understood“ an Controller.</text:p>
        </text:list-item>
        <text:list-item>
          <text:p text:style-name="P52">Ergebnis: <text:s/>Bei korrekten Aufbau der Nachricht mit ungültigen Paramatern, sendet Transportsimulator sendet „Command not Understood“ an Controller. Bei falschen Aufbau der Nachricht wird dieser Nachricht ignoriert von Transportsimulator.</text:p>
        </text:list-item>
      </text:list>
      <text:list text:style-name="LFO1" text:continue-numbering="true">
        <text:list-item>
          <text:p text:style-name="P53">Parallele Befehle</text:p>
        </text:list-item>
      </text:list>
      <text:list text:style-name="LFO2" text:continue-numbering="true">
        <text:list-item>
          <text:p text:style-name="P54">Testfall: Adapter schickt mehrere gültige Befehle an Transportsimulator</text:p>
        </text:list-item>
        <text:list-item>
          <text:p text:style-name="P55">Erwarteter Ergebnis: Transportsimulator kann mehrere Befehle erhalten ohne dass<text:s/>erstes<text:s/>erhaltenes<text:s/>Befehl<text:s/>komplett<text:s/>abgearbeitet<text:s/>zu<text:s/>müssen.</text:p>
        </text:list-item>
        <text:list-item>
          <text:p text:style-name="P56">Ergebnis: Transportsimulator kann mehrere Befehle erhalten und wartet nicht auf die Abarbeitung der Befehle</text:p>
        </text:list-item>
      </text:list>
      <text:list text:style-name="LFO1" text:continue-numbering="true">
        <text:list-item>
          <text:p text:style-name="P57">Verbindungszustand</text:p>
        </text:list-item>
      </text:list>
      <text:list text:style-name="LFO2" text:continue-numbering="true">
        <text:list-item>
          <text:p text:style-name="P58">Testfall: Transportsimulator verbinden zum Adapter und dann Adapter herunterfahren.</text:p>
        </text:list-item>
        <text:list-item>
          <text:p text:style-name="P59">Erwarteter Ergebnis: Transportsimulator setzt Verbindungsstatus auf true nach einer erfolgreichen Verbindung. Nach dem Adapter heruntergefahren wird muss Transportsimulator erkennen das keine Verbindung zum Adapter besteht und den Verbindungsstatus auf false setzen.<text:s/></text:p>
        </text:list-item>
        <text:list-item>
          <text:p text:style-name="P60">Ergebnis: Transportsimulator setzt den Verbindungsstatus richtig in beiden Situation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FDZ" style:display-name="TextFDZ" style:family="paragraph" style:parent-style-name="Standard">
      <style:text-properties style:font-name="Liberation Sans" style:font-name-asian="Liberation Sans" style:font-name-complex="Liberation Sans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Fußnotenzeichen" style:display-name="Fußnotenzeichen" style:family="text" style:parent-style-name="Absatz-Standardschriftart">
      <style:text-properties style:text-position="super 66.6%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TableColumn3" style:family="table-column">
      <style:table-column-properties style:column-width="3.3437in" style:use-optimal-column-width="false"/>
    </style:style>
    <style:style style:name="TableColumn4" style:family="table-column">
      <style:table-column-properties style:column-width="3.3541in" style:use-optimal-column-width="false"/>
    </style:style>
    <style:style style:name="Table2" style:family="table">
      <style:table-properties style:width="6.6979in" fo:margin-left="0.004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8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end"/>
    </style:style>
    <style:style style:name="T10" style:parent-style-name="Absatz-Standardschriftart" style:family="text">
      <style:text-properties style:font-name="Liberation Sans" fo:color="#000000" fo:font-size="10pt" style:font-size-asian="10pt" style:font-size-complex="10pt"/>
    </style:style>
    <style:style style:name="T11" style:parent-style-name="Absatz-Standardschriftart" style:family="text">
      <style:text-properties style:font-name="Liberation Sans" fo:color="#000000"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15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end"/>
      <style:text-properties style:font-name="Liberation Sans" fo:color="#000000" fo:font-size="10pt" style:font-size-asian="10pt" style:font-size-complex="10pt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end"/>
    </style:style>
    <style:style style:name="T25" style:parent-style-name="Absatz-Standardschriftart" style:family="text">
      <style:text-properties style:font-name="Liberation Sans" fo:color="#000000" fo:font-size="10pt" style:font-size-asian="10pt" style:font-size-complex="10pt" fo:background-color="#FFFFFF"/>
    </style:style>
    <style:style style:name="P26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/>
        <text:p text:style-name="Standard"/>
        <text:p text:style-name="Standard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mulation FDZ</text:p>
            </table:table-cell>
            <table:table-cell table:style-name="TableCell8">
              <text:p text:style-name="P9"><text:span text:style-name="T10"><draw:frame draw:z-index="251659264" draw:style-name="a0" draw:name="Bild1" text:anchor-type="paragraph" svg:x="1.80276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1">Praktikum Software Entwicklung</text:span></text:p>
            </table:table-cell>
          </table:table-row>
          <table:table-row table:style-name="TableRow12">
            <table:table-cell table:style-name="TableCell13">
              <text:p text:style-name="P14">Dokumenttitel</text:p>
            </table:table-cell>
            <table:table-cell table:style-name="TableCell15">
              <text:p text:style-name="P16">30.05.2018</text:p>
            </table:table-cell>
          </table:table-row>
        </table:table>
        <text:p text:style-name="Kopfzeile"/>
      </style:header>
      <style:footer>
        <table:table table:style-name="Table17">
          <table:table-columns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Bearbeiter</text:p>
            </table:table-cell>
            <table:table-cell table:style-name="TableCell23">
              <text:p text:style-name="P24"><text:span text:style-name="T25"><text:page-number text:fixed="false">2</text:page-number></text:span></text:p>
            </table:table-cell>
          </table:table-row>
        </table:table>
        <text:p text:style-name="P2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nnis Brysiuk</dc:creator>
    <meta:creation-date>2018-03-26T12:11:00Z</meta:creation-date>
    <dc:date>2018-06-30T14:50:00Z</dc:date>
    <meta:template xlink:href="Normal" xlink:type="simple"/>
    <meta:editing-cycles>29</meta:editing-cycles>
    <meta:editing-duration>PT0S</meta:editing-duration>
    <meta:document-statistic meta:page-count="3" meta:paragraph-count="6" meta:word-count="452" meta:character-count="3299" meta:row-count="23" meta:non-whitespace-character-count="2853"/>
  </office:meta>
</office:document-meta>
</file>